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mm"/>
    </style:style>
    <style:style style:name="co2" style:family="table-column">
      <style:table-column-properties fo:break-before="auto" style:column-width="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no-wrap" style:vertical-align="top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4" table:default-cell-style-name="ce2"/>
        <table:table-column table:style-name="co2" table:default-cell-style-name="ce3"/>
        <table:table-column table:style-name="co3" table:number-columns-repeated="1005" table:default-cell-style-name="ce1"/>
        <table:table-row table:style-name="ro1">
          <table:table-cell office:value-type="string" calcext:value-type="string">
            <text:p>GTD</text:p>
          </table:table-cell>
          <table:table-cell office:value-type="string" calcext:value-type="string">
            <text:p>Route</text:p>
          </table:table-cell>
          <table:table-cell table:number-columns-repeated="2"/>
          <table:table-cell office:value-type="string" calcext:value-type="string">
            <text:p>Layout dependances</text:p>
          </table:table-cell>
          <table:table-cell office:value-type="string" calcext:value-type="string">
            <text:p>Navigation dependances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th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om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- target of not-found page</text:p>
            <text:p>- default entry-point of web application</text:p>
          </table:table-cell>
          <table:table-cell office:value-type="string" calcext:value-type="string">
            <text:p>Page:</text:p>
            <text:p>- redirected to /thoughts</text:p>
            <text:p>Window:</text:p>
            <text:p>- display the overview</text:p>
          </table:table-cell>
          <table:table-cell table:number-columns-repeated="1008"/>
        </table:table-row>
        <table:table-row table:style-name="ro1">
          <table:table-cell table:number-columns-repeated="1013"/>
        </table:table-row>
        <table:table-row table:style-name="ro1">
          <table:table-cell office:value-type="string" calcext:value-type="string">
            <text:p>setup-group</text:p>
          </table:table-cell>
          <table:table-cell table:number-columns-repeated="4"/>
          <table:table-cell office:value-type="string" calcext:value-type="string">
            <text:p>- displayed in side and overview</text:p>
          </table:table-cell>
          <table:table-cell table:number-columns-repeated="1007"/>
        </table:table-row>
        <table:table-row table:style-name="ro1">
          <table:table-cell table:number-columns-repeated="1013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setup.contexts</text:p>
          </table:table-cell>
          <table:table-cell table:formula="of:=&quot;/setup/contexts&quot;" office:value-type="string" office:string-value="/setup/contexts" calcext:value-type="string">
            <text:p>/setup/contexts</text:p>
          </table:table-cell>
          <table:table-cell table:number-columns-repeated="2"/>
          <table:table-cell office:value-type="string" calcext:value-type="string">
            <text:p>- displayed in side and overview</text:p>
          </table:table-cell>
          <table:table-cell table:number-columns-repeated="1007"/>
        </table:table-row>
        <table:table-row table:style-name="ro1">
          <table:table-cell table:number-columns-repeated="1013"/>
        </table:table-row>
        <table:table-row table:style-name="ro1">
          <table:table-cell office:value-type="string" calcext:value-type="string">
            <text:p>collect-group</text:p>
          </table:table-cell>
          <table:table-cell table:number-columns-repeated="4"/>
          <table:table-cell office:value-type="string" calcext:value-type="string">
            <text:p>- displayed in side and overview</text:p>
          </table:table-cell>
          <table:table-cell table:number-columns-repeated="1007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ollect</text:p>
          </table:table-cell>
          <table:table-cell office:value-type="string" calcext:value-type="string">
            <text:p>/thoughts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collect.new</text:p>
          </table:table-cell>
          <table:table-cell table:formula="of:=&quot;/thoughts/new&quot;" office:value-type="string" office:string-value="/thoughts/new" calcext:value-type="string">
            <text:p>/thoughts/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lect.edit</text:p>
          </table:table-cell>
          <table:table-cell table:formula="of:=&quot;/thoughts/edit&quot;" office:value-type="string" office:string-value="/thoughts/edit" calcext:value-type="string">
            <text:p>/thoughts/edit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cess.action</text:p>
          </table:table-cell>
          <table:table-cell table:formula="of:=&quot;/thoughts/action&quot;" office:value-type="string" office:string-value="/thoughts/action" calcext:value-type="string">
            <text:p>/thoughts/actio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rocess.project</text:p>
          </table:table-cell>
          <table:table-cell table:formula="of:=&quot;/thoughts/project&quot;" office:value-type="string" office:string-value="/thoughts/project" calcext:value-type="string">
            <text:p>/thoughts/project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view.projects</text:p>
          </table:table-cell>
          <table:table-cell office:value-type="string" calcext:value-type="string">
            <text:p>/projects</text:p>
          </table:table-cell>
          <table:table-cell table:number-columns-repeated="2"/>
          <table:table-cell office:value-type="string" calcext:value-type="string">
            <text:p>side+ta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view.future</text:p>
          </table:table-cell>
          <table:table-cell table:formula="of:=&quot;/projects/future&quot;" office:value-type="string" office:string-value="/projects/future" calcext:value-type="string">
            <text:p>/projects/future</text:p>
          </table:table-cell>
          <table:table-cell table:number-columns-repeated="2"/>
          <table:table-cell office:value-type="string" calcext:value-type="string">
            <text:p>tab</text:p>
          </table:table-cell>
          <table:table-cell table:number-columns-repeated="1007"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ject.new</text:p>
          </table:table-cell>
          <table:table-cell table:formula="of:=&quot;/projects/new&quot;" office:value-type="string" office:string-value="/projects/new" calcext:value-type="string">
            <text:p>/projects/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roject.edit</text:p>
          </table:table-cell>
          <table:table-cell table:formula="of:=&quot;/projects/edit&quot;" office:value-type="string" office:string-value="/projects/edit" calcext:value-type="string">
            <text:p>/projects/edit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view.actions</text:p>
          </table:table-cell>
          <table:table-cell office:value-type="string" calcext:value-type="string">
            <text:p>/actions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tions.new</text:p>
          </table:table-cell>
          <table:table-cell table:formula="of:=&quot;/actions/new&quot;" office:value-type="string" office:string-value="/actions/new" calcext:value-type="string">
            <text:p>/actions/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ctions.new</text:p>
          </table:table-cell>
          <table:table-cell table:formula="of:=&quot;/actions/edit&quot;" office:value-type="string" office:string-value="/actions/edit" calcext:value-type="string">
            <text:p>/actions/edit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0:48:04.74822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8.2$Linux_X86_64 LibreOffice_project/20$Build-2</meta:generator>
    <dc:date>2020-02-02T11:30:59.185049202</dc:date>
    <meta:editing-duration>PT11M16S</meta:editing-duration>
    <meta:editing-cycles>2</meta:editing-cycles>
    <meta:document-statistic meta:table-count="3" meta:cell-count="47" meta:object-count="0"/>
  </office:meta>
</office:document-meta>
</file>